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BM Plex Sans SC" svg:font-family="'IBM Plex Sans SC'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945in" style:contextual-spacing="false" fo:line-height="100%"/>
    </style:style>
    <style:style style:name="P2" style:family="paragraph" style:parent-style-name="Standard">
      <style:paragraph-properties fo:margin-top="0.1945in" fo:margin-bottom="0.1945in" style:contextual-spacing="false" fo:line-height="100%"/>
    </style:style>
    <style:style style:name="P3" style:family="paragraph" style:parent-style-name="Standard" style:list-style-name="">
      <style:paragraph-properties fo:margin-top="0.1945in" fo:margin-bottom="0.1945in" style:contextual-spacing="false" fo:line-height="100%"/>
    </style:style>
    <style:style style:name="P4" style:family="paragraph" style:parent-style-name="Standard" style:list-style-name="WWNum2">
      <style:paragraph-properties fo:margin-top="0.1945in" fo:margin-bottom="0in" style:contextual-spacing="false" fo:line-height="100%"/>
      <style:text-properties style:font-name="Times New Roman" fo:font-size="14pt" officeooo:rsid="0013a959" officeooo:paragraph-rsid="0013a959" style:letter-kerning="false" style:font-name-asian="Times New Roman1" style:font-size-asian="14pt" style:font-name-complex="Times New Roman1" style:font-size-complex="14pt"/>
    </style:style>
    <style:style style:name="P5" style:family="paragraph" style:parent-style-name="Standard" style:list-style-name="WWNum3">
      <style:paragraph-properties fo:margin-top="0.1945in" fo:margin-bottom="0in" style:contextual-spacing="false" fo:line-height="100%"/>
      <style:text-properties style:font-name="Times New Roman" fo:font-size="14pt" officeooo:rsid="0013a959" officeooo:paragraph-rsid="0013a959" style:letter-kerning="false" style:font-name-asian="Times New Roman1" style:font-size-asian="14pt" style:font-name-complex="Times New Roman1" style:font-size-complex="14pt"/>
    </style:style>
    <style:style style:name="P6" style:family="paragraph" style:parent-style-name="Standard" style:list-style-name="WWNum4">
      <style:paragraph-properties fo:margin-top="0.1945in" fo:margin-bottom="0in" style:contextual-spacing="false" fo:line-height="100%"/>
      <style:text-properties officeooo:rsid="0013a959" officeooo:paragraph-rsid="0013a959"/>
    </style:style>
    <style:style style:name="P7" style:family="paragraph" style:parent-style-name="Standard" style:list-style-name="WWNum5">
      <style:paragraph-properties fo:margin-top="0.1945in" fo:margin-bottom="0.1945in" style:contextual-spacing="false" fo:line-height="100%"/>
    </style:style>
    <style:style style:name="P8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T1" style:family="text">
      <style:text-properties style:font-name="Times New Roman" fo:font-size="14pt" fo:font-weight="bold" style:letter-kerning="false" style:font-name-asian="Times New Roman1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style:letter-kerning="false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normal" officeooo:rsid="0013a959" style:letter-kerning="false" style:font-name-asian="Times New Roman1" style:font-size-asian="14pt" style:font-weight-asian="normal" style:font-name-complex="Times New Roman1" style:font-size-complex="14pt" style:font-weight-complex="normal"/>
    </style:style>
    <style:style style:name="T4" style:family="text">
      <style:text-properties style:font-name="Times New Roman" fo:font-size="14pt" fo:font-weight="bold" officeooo:rsid="0013a959" style:letter-kerning="false" style:font-name-asian="Times New Roman1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officeooo:rsid="0013a959" style:letter-kerning="false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style:font-size-asian="14pt" style:font-name-complex="Times New Roman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 loext:marker-style-name="T1"><text:span text:style-name="T1">BÁO CÁO TIẾN ĐỘ (17/08/2025 <text:s/>- 23/08/2025)</text:span><text:span text:style-name="T1"/></text:h>
      <text:p text:style-name="P2" loext:marker-style-name="T2"><text:span text:style-name="T1">Đề tài:</text:span><text:span text:style-name="T2"> </text:span><text:span text:style-name="T3">Microservice</text:span><text:span text:style-name="T4"> Quản lý Tài Liệu</text:span><text:span text:style-name="T3"> và</text:span><text:span text:style-name="T4"> Quản lý Công Văn</text:span><text:span text:style-name="T1"> </text:span><text:span text:style-name="T2">…. <text:line-break/></text:span><text:span text:style-name="T1">Nhóm:</text:span><text:span text:style-name="T2"> … </text:span><text:span text:style-name="T5">Hiếu, Hòa, Độ</text:span><text:span text:style-name="T2"> …. – Khoa CNTT</text:span></text:p>
      <text:h text:style-name="P3" text:outline-level="4" loext:marker-style-name="T1"><text:span text:style-name="T1">1. Những gì đã làm</text:span><text:span text:style-name="T1"/></text:h>
      <text:list text:style-name="WWNum2">
        <text:list-item>
          <text:p text:style-name="P4" loext:marker-style-name="T2">Cài đặt project quản lý tài liệu</text:p>
        </text:list-item>
        <text:list-item>
          <text:p text:style-name="P4" loext:marker-style-name="T2">Cài đặt automation test với Vitest</text:p>
        </text:list-item>
        <text:list-item>
          <text:p text:style-name="P4" loext:marker-style-name="T2">Cài đặt Postgresql với Docker</text:p>
        </text:list-item>
        <text:list-item>
          <text:p text:style-name="P4" loext:marker-style-name="T2">Cài đặt với Prisma ORM, Development Database và Test Database </text:p>
        </text:list-item>
      </text:list>
      <text:h text:style-name="P3" text:outline-level="4" loext:marker-style-name="T1"><text:span text:style-name="T1">2. Những gì đang làm</text:span><text:span text:style-name="T1"/></text:h>
      <text:list text:style-name="WWNum3">
        <text:list-item>
          <text:p text:style-name="P5" loext:marker-style-name="T2">Viết docs cài đặt</text:p>
        </text:list-item>
        <text:list-item>
          <text:p text:style-name="P5" loext:marker-style-name="T2">Viết test</text:p>
        </text:list-item>
        <text:list-item>
          <text:p text:style-name="P5" loext:marker-style-name="T2">Cài đặt các phương thức HTTP cơ bản</text:p>
        </text:list-item>
      </text:list>
      <text:h text:style-name="P3" text:outline-level="4" loext:marker-style-name="T1"><text:span text:style-name="T1">3. Kế hoạch tuần tới</text:span></text:h>
      <text:list text:style-name="WWNum4">
        <text:list-item>
          <text:p text:style-name="P6" loext:marker-style-name="T2"><text:span text:style-name="T2">Cài đặt cơ bản microservice </text:span><text:span text:style-name="T1">Quản lý Công Văn</text:span></text:p>
        </text:list-item>
      </text:list>
      <text:h text:style-name="P3" text:outline-level="4" loext:marker-style-name="T1"><text:span text:style-name="T1">4. Vấn đề khó</text:span></text:h>
      <text:list text:style-name="WWNum5">
        <text:list-item>
          <text:p text:style-name="P7" loext:marker-style-name="T2"><text:span text:style-name="T2">Máy cấu hình yếu, build game bị giật – cần dùng phòng lab hoặc tối ưu asset </text:span><text:span text:style-name="T2"/></text:p>
        </text:list-item>
      </text:list>
      <text:p text:style-name="P8" loext:marker-style-name="T6"><text:bookmark text:name="_GoBack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BM Plex Sans SC" svg:font-family="'IBM Plex Sans SC'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IBM Plex Sans SC" style:font-family-asian="'IBM Plex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Standard" loext:linked-style-name="Heading_20_3_20_Char" style:default-outline-level="3" style:list-style-name="" style:class="chapter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3.5pt" fo:font-weight="bold" style:letter-kerning="false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ing_20_4" style:display-name="Heading 4" style:family="paragraph" style:parent-style-name="Standard" loext:linked-style-name="Heading_20_4_20_Char" style:default-outline-level="4" style:list-style-name="" style:class="chapter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fo:font-weight="bold" style:letter-kerning="false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font-weight="bold" style:letter-kerning="false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ing_20_4_20_Char" style:display-name="Heading 4 Char" style:family="text" style:parent-style-name="Default_20_Paragraph_20_Font" loext:linked-style-name="Heading_20_4">
      <style:text-properties style:font-name="Times New Roman" fo:font-family="'Times New Roman'" style:font-family-generic="roman" style:font-pitch="variable" fo:font-size="12pt" fo:font-weight="bold" style:letter-kerning="false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ThinkPad</meta:initial-creator>
    <meta:editing-cycles>9</meta:editing-cycles>
    <meta:creation-date>2025-08-19T04:02:00</meta:creation-date>
    <dc:date>2025-08-21T08:55:56.862013504</dc:date>
    <meta:editing-duration>PT21M46S</meta:editing-duration>
    <meta:generator>LibreOffice/25.2.3.2$Linux_X86_64 LibreOffice_project/520$Build-2</meta:generator>
    <meta:document-statistic meta:table-count="0" meta:image-count="0" meta:object-count="0" meta:page-count="1" meta:paragraph-count="15" meta:word-count="123" meta:character-count="558" meta:non-whitespace-character-count="453"/>
    <meta:user-defined meta:name="AppVersion">16.0000</meta:user-defined>
    <meta:template xlink:type="simple" xlink:actuate="onRequest" xlink:title="Normal.dotm" xlink:href=""/>
  </office:meta>
</office:document-meta>
</file>